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ysql -u root -p</text:p>
      <text:p text:style-name="Standard"/>
      <text:p text:style-name="Standard">grant usage on *.* to simplerisk@localhost identified by '1234';</text:p>
      <text:p text:style-name="Standard"/>
      <text:p text:style-name="Standard">grant all privileges on *.* to simplerisk@localhost;</text:p>
      <text:p text:style-name="Standard"/>
      <text:p text:style-name="Standard">flush privileges;</text:p>
      <text:p text:style-name="Standard"/>
      <text:p text:style-name="Standard"/>
      <text:p text:style-name="Standard">Orangehrm <text:s text:c="3"/>username: <text:s text:c="2"/>admin<text:tab/>password:<text:tab/>admin</text:p>
      <text:p text:style-name="Standard">icehrm<text:tab/><text:tab/>username: admin<text:tab/>password:<text:tab/>demouserpwd</text:p>
      <text:p text:style-name="Standard">simplerisk<text:tab/>username: admin<text:tab/>password:<text:tab/>admin</text:p>
      <text:p text:style-name="Standard">moodle<text:tab/>username: admin<text:tab/>password:<text:tab/>Pa55w0r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9T21:52:17</meta:creation-date>
    <dc:date>2014-01-24T12:26:26</dc:date>
    <meta:editing-duration>PT18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8" meta:word-count="42" meta:character-count="324" meta:non-whitespace-character-count="284"/>
  </office:meta>
</office:document-meta>
</file>